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2.362cm"/>
    </style:style>
    <style:style style:name="co10" style:family="table-column">
      <style:table-column-properties fo:break-before="auto" style:column-width="1.692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2.969cm"/>
    </style:style>
    <style:style style:name="co13" style:family="table-column">
      <style:table-column-properties fo:break-before="auto" style:column-width="2.912cm"/>
    </style:style>
    <style:style style:name="co14" style:family="table-column">
      <style:table-column-properties fo:break-before="auto" style:column-width="3.579cm"/>
    </style:style>
    <style:style style:name="co15" style:family="table-column">
      <style:table-column-properties fo:break-before="auto" style:column-width="4.939cm"/>
    </style:style>
    <style:style style:name="co16" style:family="table-column">
      <style:table-column-properties fo:break-before="auto" style:column-width="6.216cm"/>
    </style:style>
    <style:style style:name="co17" style:family="table-column">
      <style:table-column-properties fo:break-before="auto" style:column-width="6.02cm"/>
    </style:style>
    <style:style style:name="co18" style:family="table-column">
      <style:table-column-properties fo:break-before="auto" style:column-width="4.494cm"/>
    </style:style>
    <style:style style:name="co19" style:family="table-column">
      <style:table-column-properties fo:break-before="auto" style:column-width="6.077cm"/>
    </style:style>
    <style:style style:name="co20" style:family="table-column">
      <style:table-column-properties fo:break-before="auto" style:column-width="4.523cm"/>
    </style:style>
    <style:style style:name="co21" style:family="table-column">
      <style:table-column-properties fo:break-before="auto" style:column-width="3.718cm"/>
    </style:style>
    <style:style style:name="co22" style:family="table-column">
      <style:table-column-properties fo:break-before="auto" style:column-width="4.688cm"/>
    </style:style>
    <style:style style:name="co23" style:family="table-column">
      <style:table-column-properties fo:break-before="auto" style:column-width="6.188cm"/>
    </style:style>
    <style:style style:name="co24" style:family="table-column">
      <style:table-column-properties fo:break-before="auto" style:column-width="5.66cm"/>
    </style:style>
    <style:style style:name="co26" style:family="table-column">
      <style:table-column-properties fo:break-before="auto" style:column-width="4.994cm"/>
    </style:style>
    <style:style style:name="co27" style:family="table-column">
      <style:table-column-properties fo:break-before="auto" style:column-width="5.521cm"/>
    </style:style>
    <style:style style:name="co28" style:family="table-column">
      <style:table-column-properties fo:break-before="auto" style:column-width="2.718cm"/>
    </style:style>
    <style:style style:name="co29" style:family="table-column">
      <style:table-column-properties fo:break-before="auto" style:column-width="4.023cm"/>
    </style:style>
    <style:style style:name="co30" style:family="table-column">
      <style:table-column-properties fo:break-before="auto" style:column-width="3.912cm"/>
    </style:style>
    <style:style style:name="co31" style:family="table-column">
      <style:table-column-properties fo:break-before="auto" style:column-width="4.189cm"/>
    </style:style>
    <style:style style:name="co32" style:family="table-column">
      <style:table-column-properties fo:break-before="auto" style:column-width="5.272cm"/>
    </style:style>
    <style:style style:name="co33" style:family="table-column">
      <style:table-column-properties fo:break-before="auto" style:column-width="3.967cm"/>
    </style:style>
    <style:style style:name="co34" style:family="table-column">
      <style:table-column-properties fo:break-before="auto" style:column-width="3.69cm"/>
    </style:style>
    <style:style style:name="co35" style:family="table-column">
      <style:table-column-properties fo:break-before="auto" style:column-width="4.745cm"/>
    </style:style>
    <style:style style:name="co36" style:family="table-column">
      <style:table-column-properties fo:break-before="auto" style:column-width="3.745cm"/>
    </style:style>
    <style:style style:name="co37" style:family="table-column">
      <style:table-column-properties fo:break-before="auto" style:column-width="3.357cm"/>
    </style:style>
    <style:style style:name="co39" style:family="table-column">
      <style:table-column-properties fo:break-before="auto" style:column-width="3.08cm"/>
    </style:style>
    <style:style style:name="co40" style:family="table-column">
      <style:table-column-properties fo:break-before="auto" style:column-width="3.773cm"/>
    </style:style>
    <style:style style:name="co41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  <style:style style:name="ce6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H2">
          <table:error-message table:message-type="stop" table:display="true"/>
        </table:content-validation>
        <table:content-validation table:name="val3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4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6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5" table:number-columns-repeated="2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25" table:number-columns-repeated="2" table:default-cell-style-name="ce2"/>
        <table:table-column table:style-name="co32" table:default-cell-style-name="ce2"/>
        <table:table-column table:style-name="co14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3" table:default-cell-style-name="ce2"/>
        <table:table-column table:style-name="co36" table:default-cell-style-name="ce2"/>
        <table:table-column table:style-name="co25" table:default-cell-style-name="ce2"/>
        <table:table-column table:style-name="co37" table:default-cell-style-name="ce2"/>
        <table:table-column table:style-name="co39" table:default-cell-style-name="ce2"/>
        <table:table-column table:style-name="co40" table:default-cell-style-name="ce2"/>
        <table:table-column table:style-name="co37" table:default-cell-style-name="ce2"/>
        <table:table-column table:style-name="co41" table:default-cell-style-name="ce2"/>
        <table:table-column table:style-name="co25" table:number-columns-repeated="976" table:default-cell-style-name="ce2"/>
        <table:table-row table:style-name="ro3">
          <table:table-cell office:value-type="string">
            <text:p>Comments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5"/>
        </table:table-row>
        <table:table-row table:style-name="ro6">
          <table:table-cell table:number-columns-repeated="2"/>
          <table:table-cell office:value-type="string">
            <text:p>Nem_0001</text:p>
          </table:table-cell>
          <table:table-cell/>
          <table:table-cell table:style-name="Default" office:value-type="float" office:value="6.1">
            <text:p>6.1</text:p>
          </table:table-cell>
          <table:table-cell table:style-name="Default" office:value-type="float" office:value="144">
            <text:p>144</text:p>
          </table:table-cell>
          <table:table-cell table:content-validation-name="val1"/>
          <table:table-cell table:style-name="Default" table:content-validation-name="val2" office:value-type="string">
            <text:p>Alaimidae</text:p>
          </table:table-cell>
          <table:table-cell table:style-name="ce3" office:value-type="string">
            <text:p>Alaimus  </text:p>
          </table:table-cell>
          <table:table-cell/>
          <table:table-cell table:content-validation-name="val4"/>
          <table:table-cell table:style-name="Default" office:value-type="float" office:value="1536.91">
            <text:p>1536.91</text:p>
          </table:table-cell>
          <table:table-cell table:style-name="ce4"/>
          <table:table-cell table:formula="of:=+[.M2]/[.L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2</text:p>
          </table:table-cell>
          <table:table-cell/>
          <table:table-cell table:style-name="Default" office:value-type="float" office:value="7.5">
            <text:p>7.5</text:p>
          </table:table-cell>
          <table:table-cell table:style-name="Default" office:value-type="float" office:value="143.8">
            <text:p>143.8</text:p>
          </table:table-cell>
          <table:table-cell table:content-validation-name="val1"/>
          <table:table-cell table:style-name="Default" table:content-validation-name="val3" office:value-type="string">
            <text:p>Dorylaimidae</text:p>
          </table:table-cell>
          <table:table-cell table:number-columns-repeated="2"/>
          <table:table-cell table:content-validation-name="val4"/>
          <table:table-cell table:style-name="Default" office:value-type="float" office:value="1129.98">
            <text:p>1129.98</text:p>
          </table:table-cell>
          <table:table-cell table:style-name="ce4" table:formula="of:=757.07" office:value-type="float" office:value="757.07">
            <text:p>757.07</text:p>
          </table:table-cell>
          <table:table-cell table:formula="of:=+[.M3]/[.L3]" office:value-type="percentage" office:value="0.669985309474504">
            <text:p>67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3</text:p>
          </table:table-cell>
          <table:table-cell/>
          <table:table-cell table:style-name="Default" office:value-type="float" office:value="9.1">
            <text:p>9.1</text:p>
          </table:table-cell>
          <table:table-cell table:style-name="Default" office:value-type="float" office:value="140.1">
            <text:p>140.1</text:p>
          </table:table-cell>
          <table:table-cell table:content-validation-name="val1"/>
          <table:table-cell table:style-name="Default" table:content-validation-name="val3" office:value-type="string">
            <text:p>Trichodoridae </text:p>
          </table:table-cell>
          <table:table-cell table:number-columns-repeated="2"/>
          <table:table-cell table:content-validation-name="val4"/>
          <table:table-cell table:style-name="Default" office:value-type="float" office:value="559.39">
            <text:p>559.39</text:p>
          </table:table-cell>
          <table:table-cell table:style-name="ce4"/>
          <table:table-cell table:formula="of:=+[.M4]/[.L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4</text:p>
          </table:table-cell>
          <table:table-cell/>
          <table:table-cell table:style-name="Default" office:value-type="float" office:value="9.5">
            <text:p>9.5</text:p>
          </table:table-cell>
          <table:table-cell table:style-name="Default" office:value-type="float" office:value="146.5">
            <text:p>146.5</text:p>
          </table:table-cell>
          <table:table-cell table:content-validation-name="val1"/>
          <table:table-cell table:style-name="Default" table:content-validation-name="val3" office:value-type="string">
            <text:p>Dorylaimidae</text:p>
          </table:table-cell>
          <table:table-cell table:number-columns-repeated="2"/>
          <table:table-cell table:content-validation-name="val4"/>
          <table:table-cell table:style-name="Default" office:value-type="float" office:value="907.27">
            <text:p>907.27</text:p>
          </table:table-cell>
          <table:table-cell table:style-name="ce4" table:formula="of:=725.27" office:value-type="float" office:value="725.27">
            <text:p>725.27</text:p>
          </table:table-cell>
          <table:table-cell table:formula="of:=+[.M5]/[.L5]" office:value-type="percentage" office:value="0.799398194583751">
            <text:p>8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5</text:p>
          </table:table-cell>
          <table:table-cell/>
          <table:table-cell table:style-name="Default" office:value-type="float" office:value="11.1">
            <text:p>11.1</text:p>
          </table:table-cell>
          <table:table-cell table:style-name="Default" office:value-type="float" office:value="146.9">
            <text:p>146.9</text:p>
          </table:table-cell>
          <table:table-cell table:content-validation-name="val1"/>
          <table:table-cell table:style-name="Default" table:content-validation-name="val3" office:value-type="string">
            <text:p>Tylenchidae</text:p>
          </table:table-cell>
          <table:table-cell table:number-columns-repeated="2"/>
          <table:table-cell table:content-validation-name="val4"/>
          <table:table-cell table:style-name="Default" office:value-type="float" office:value="904.93">
            <text:p>904.93</text:p>
          </table:table-cell>
          <table:table-cell table:style-name="ce4" table:formula="of:=724.99" office:value-type="float" office:value="724.99">
            <text:p>724.99</text:p>
          </table:table-cell>
          <table:table-cell table:formula="of:=+[.M6]/[.L6]" office:value-type="percentage" office:value="0.801155890510868">
            <text:p>80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6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 office:value-type="float" office:value="134.1">
            <text:p>134.1</text:p>
          </table:table-cell>
          <table:table-cell table:content-validation-name="val1"/>
          <table:table-cell table:style-name="Default" table:content-validation-name="val3" office:value-type="string">
            <text:p>Plectidae</text:p>
          </table:table-cell>
          <table:table-cell table:number-columns-repeated="2"/>
          <table:table-cell table:content-validation-name="val4"/>
          <table:table-cell table:style-name="Default" office:value-type="float" office:value="1299.1">
            <text:p>1299.1</text:p>
          </table:table-cell>
          <table:table-cell table:style-name="ce4"/>
          <table:table-cell table:formula="of:=+[.M7]/[.L7]" office:value-type="percentage" office:value="0">
            <text:p>0%</text:p>
          </table:table-cell>
          <table:table-cell table:number-columns-repeated="1010"/>
        </table:table-row>
        <table:table-row table:style-name="ro3">
          <table:table-cell table:number-columns-repeated="2"/>
          <table:table-cell office:value-type="string">
            <text:p>Nem_0007</text:p>
          </table:table-cell>
          <table:table-cell/>
          <table:table-cell table:style-name="Default" office:value-type="float" office:value="11.9">
            <text:p>11.9</text:p>
          </table:table-cell>
          <table:table-cell table:style-name="Default" office:value-type="float" office:value="147">
            <text:p>147</text:p>
          </table:table-cell>
          <table:table-cell table:content-validation-name="val1"/>
          <table:table-cell table:style-name="Default" table:content-validation-name="val3" office:value-type="string">
            <text:p>Tylenchidae</text:p>
          </table:table-cell>
          <table:table-cell table:style-name="ce3" office:value-type="string">
            <text:p>Tylenchus / Boleodorus</text:p>
          </table:table-cell>
          <table:table-cell/>
          <table:table-cell table:content-validation-name="val4"/>
          <table:table-cell table:style-name="Default" office:value-type="float" office:value="612.8">
            <text:p>612.8</text:p>
          </table:table-cell>
          <table:table-cell table:style-name="ce4" table:formula="of:=411.08" office:value-type="float" office:value="411.08">
            <text:p>411.08</text:p>
          </table:table-cell>
          <table:table-cell table:formula="of:=+[.M8]/[.L8]" office:value-type="percentage" office:value="0.670822454308094">
            <text:p>67%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08</text:p>
          </table:table-cell>
          <table:table-cell/>
          <table:table-cell table:style-name="Default" office:value-type="float" office:value="15.9">
            <text:p>15.9</text:p>
          </table:table-cell>
          <table:table-cell table:style-name="Default" office:value-type="float" office:value="134.1">
            <text:p>134.1</text:p>
          </table:table-cell>
          <table:table-cell table:content-validation-name="val1"/>
          <table:table-cell table:style-name="Default" table:content-validation-name="val3" office:value-type="string">
            <text:p>Dorylaimidae</text:p>
          </table:table-cell>
          <table:table-cell table:number-columns-repeated="2"/>
          <table:table-cell table:content-validation-name="val4"/>
          <table:table-cell table:style-name="Default"/>
          <table:table-cell table:style-name="ce4"/>
          <table:table-cell table:formula="of:=+[.M9]/[.L9]" office:value-type="percentage" office:value="0">
            <text:p>#DIV/0!</text:p>
          </table:table-cell>
          <table:table-cell table:number-columns-repeated="1010"/>
        </table:table-row>
        <table:table-row table:style-name="ro7" table:number-rows-repeated="104856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5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5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5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8">2022-05-28</text:date>, <text:time>21:0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8T21:00:28.23</dc:date>
    <dc:creator>Lawrence Perepolkin</dc:creator>
    <meta:editing-duration>PT9H57M29S</meta:editing-duration>
    <meta:editing-cycles>44</meta:editing-cycles>
    <meta:generator>OpenOffice/4.1.12$Win32 OpenOffice.org_project/4112m1$Build-9809</meta:generator>
    <meta:document-statistic meta:table-count="3" meta:cell-count="161" meta:object-count="0"/>
  </office:meta>
</office:document-meta>
</file>